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714cm"/>
      <style:text-properties fo:color="#3b3b3b" style:font-name="Droid Sans Mono" fo:font-size="15pt" fo:font-weight="normal" fo:background-color="#ffffff"/>
    </style:style>
    <style:style style:name="P2" style:family="paragraph" style:parent-style-name="Standard">
      <style:paragraph-properties style:line-height-at-least="0.714cm"/>
      <style:text-properties fo:color="#008000" style:font-name="Droid Sans Mono" fo:font-size="15pt" fo:font-weight="normal" fo:background-color="#ffffff"/>
    </style:style>
    <style:style style:name="P3" style:family="paragraph" style:parent-style-name="Standard">
      <style:paragraph-properties style:line-height-at-least="0.714cm"/>
      <style:text-properties fo:color="#800000" style:font-name="Droid Sans Mono" fo:font-size="15pt" fo:font-weight="normal" fo:background-color="#ffffff"/>
    </style:style>
    <style:style style:name="P4" style:family="paragraph" style:parent-style-name="Standard">
      <style:paragraph-properties style:line-height-at-least="0.714cm"/>
    </style:style>
    <style:style style:name="T1" style:family="text">
      <style:text-properties fo:color="#af00db"/>
    </style:style>
    <style:style style:name="T2" style:family="text">
      <style:text-properties fo:color="#a31515"/>
    </style:style>
    <style:style style:name="T3" style:family="text">
      <style:text-properties fo:color="#001080"/>
    </style:style>
    <style:style style:name="T4" style:family="text">
      <style:text-properties fo:color="#0000ff"/>
    </style:style>
    <style:style style:name="T5" style:family="text">
      <style:text-properties fo:color="#795e26"/>
    </style:style>
    <style:style style:name="T6" style:family="text">
      <style:text-properties fo:color="#0070c1"/>
    </style:style>
    <style:style style:name="T7" style:family="text">
      <style:text-properties fo:color="#000000"/>
    </style:style>
    <style:style style:name="T8" style:family="text">
      <style:text-properties fo:color="#800000"/>
    </style:style>
    <style:style style:name="T9" style:family="text">
      <style:text-properties fo:color="#e5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import</text:span> <text:span text:style-name="T2">'./forms.css'</text:span>;</text:p>
      <text:p text:style-name="P1"><text:span text:style-name="T1">import</text:span> { <text:span text:style-name="T3">useState</text:span> } <text:span text:style-name="T1">from</text:span> <text:span text:style-name="T2">'react'</text:span>;</text:p>
      <text:p text:style-name="P4"/>
      <text:p text:style-name="P1"><text:span text:style-name="T4">function</text:span> <text:span text:style-name="T5">Form</text:span>() {</text:p>
      <text:p text:style-name="P1"><text:span text:style-name="T4">const</text:span> [<text:span text:style-name="T6">name</text:span>, <text:span text:style-name="T5">setName</text:span>] <text:span text:style-name="T7">=</text:span> <text:span text:style-name="T5">useState</text:span>(<text:span text:style-name="T2">''</text:span>);</text:p>
      <text:p text:style-name="P1"><text:span text:style-name="T4">const</text:span> [<text:span text:style-name="T6">email</text:span>, <text:span text:style-name="T5">setEmail</text:span>] <text:span text:style-name="T7">=</text:span> <text:span text:style-name="T5">useState</text:span>(<text:span text:style-name="T2">''</text:span>);</text:p>
      <text:p text:style-name="P1"><text:span text:style-name="T4">const</text:span> [<text:span text:style-name="T6">phone</text:span>, <text:span text:style-name="T5">setPhone</text:span>] <text:span text:style-name="T7">=</text:span> <text:span text:style-name="T5">useState</text:span>(<text:span text:style-name="T2">''</text:span>);</text:p>
      <text:p text:style-name="P4"/>
      <text:p text:style-name="P1"><text:span text:style-name="T4">function</text:span> <text:span text:style-name="T5">handleNameChange</text:span>(<text:span text:style-name="T3">event</text:span>) {</text:p>
      <text:p text:style-name="P1"><text:span text:style-name="T5">setName</text:span>(<text:span text:style-name="T3">event</text:span>.<text:span text:style-name="T3">target</text:span>.<text:span text:style-name="T3">value</text:span>);</text:p>
      <text:p text:style-name="P1">}</text:p>
      <text:p text:style-name="P2">// function handleEmailChange(event){</text:p>
      <text:p text:style-name="P2">// setEmail(event.target.value)</text:p>
      <text:p text:style-name="P2">// }</text:p>
      <text:p text:style-name="P4"/>
      <text:p text:style-name="P1"><text:span text:style-name="T4">var</text:span> <text:span text:style-name="T5">handleEmailChange</text:span> <text:span text:style-name="T7">=</text:span> (<text:span text:style-name="T3">event</text:span>) <text:span text:style-name="T4">=&gt;</text:span> {</text:p>
      <text:p text:style-name="P1"><text:span text:style-name="T5">setEmail</text:span>(<text:span text:style-name="T3">event</text:span>.<text:span text:style-name="T3">target</text:span>.<text:span text:style-name="T3">value</text:span>)</text:p>
      <text:p text:style-name="P1">}</text:p>
      <text:p text:style-name="P4"/>
      <text:p text:style-name="P1"><text:span text:style-name="T4">function</text:span> <text:span text:style-name="T5">createContact</text:span>() {</text:p>
      <text:p text:style-name="P1"><text:span text:style-name="T4">var</text:span> <text:span text:style-name="T3">org</text:span> <text:span text:style-name="T7">=</text:span> [];</text:p>
      <text:p text:style-name="P1"><text:span text:style-name="T4">var</text:span> <text:span text:style-name="T3">storedContact</text:span> <text:span text:style-name="T7">=</text:span> <text:span text:style-name="T3">localStorage</text:span>.<text:span text:style-name="T5">getItem</text:span>(<text:span text:style-name="T2">"contacts"</text:span>);</text:p>
      <text:p text:style-name="P1"><text:span text:style-name="T1">if</text:span> (<text:span text:style-name="T3">storedContact</text:span> <text:span text:style-name="T7">!=</text:span> <text:span text:style-name="T4">null</text:span>) {</text:p>
      <text:p text:style-name="P1"><text:span text:style-name="T3">org</text:span> <text:span text:style-name="T7">=</text:span> <text:span text:style-name="T3">JSON</text:span>.<text:span text:style-name="T5">parse</text:span>(<text:span text:style-name="T3">storedContact</text:span>);</text:p>
      <text:p text:style-name="P1">}</text:p>
      <text:p text:style-name="P4"/>
      <text:p text:style-name="P1"><text:span text:style-name="T4">var</text:span> <text:span text:style-name="T3">contacDetails</text:span> <text:span text:style-name="T7">=</text:span> {</text:p>
      <text:p text:style-name="P1"><text:span text:style-name="T3">contactName:</text:span> <text:span text:style-name="T6">name</text:span>,</text:p>
      <text:p text:style-name="P1"><text:span text:style-name="T3">contactEmail:</text:span> <text:span text:style-name="T6">email</text:span>,</text:p>
      <text:p text:style-name="P1"><text:span text:style-name="T3">contactPhone:</text:span> <text:span text:style-name="T6">phone</text:span>,</text:p>
      <text:p text:style-name="P1">}</text:p>
      <text:p text:style-name="P1"><text:span text:style-name="T3">org</text:span>.<text:span text:style-name="T5">push</text:span>(<text:span text:style-name="T3">contacDetails</text:span>)</text:p>
      <text:p text:style-name="P1"><text:span text:style-name="T3">localStorage</text:span>.<text:span text:style-name="T5">setItem</text:span>(<text:span text:style-name="T2">"contacts"</text:span>, <text:span text:style-name="T3">JSON</text:span>.<text:span text:style-name="T5">stringify</text:span>(<text:span text:style-name="T3">org</text:span>));</text:p>
      <text:p text:style-name="P1">}</text:p>
      <text:p text:style-name="P4"/>
      <text:p text:style-name="P1"><text:soft-page-break/><text:span text:style-name="T1">return</text:span> (</text:p>
      <text:p text:style-name="P1"><text:span text:style-name="T8">&lt;div</text:span> <text:span text:style-name="T9">className</text:span><text:span text:style-name="T7">=</text:span><text:span text:style-name="T2">"myForm"</text:span><text:span text:style-name="T8">&gt;</text:span></text:p>
      <text:p text:style-name="P3">&lt;form&gt;</text:p>
      <text:p text:style-name="P1"><text:span text:style-name="T8">&lt;label</text:span> <text:span text:style-name="T9">className</text:span><text:span text:style-name="T7">=</text:span><text:span text:style-name="T2">'lable'</text:span><text:span text:style-name="T8">&gt;</text:span></text:p>
      <text:p text:style-name="P1">Name:</text:p>
      <text:p text:style-name="P3">&lt;input</text:p>
      <text:p text:style-name="P1"><text:span text:style-name="T9">type</text:span><text:span text:style-name="T7">=</text:span><text:span text:style-name="T2">"text"</text:span></text:p>
      <text:p text:style-name="P1"><text:span text:style-name="T9">onChange</text:span><text:span text:style-name="T7">=</text:span><text:span text:style-name="T4">{</text:span><text:span text:style-name="T5">handleNameChange</text:span><text:span text:style-name="T4">}</text:span></text:p>
      <text:p text:style-name="P1"><text:span text:style-name="T9">value</text:span><text:span text:style-name="T7">=</text:span><text:span text:style-name="T4">{</text:span><text:span text:style-name="T6">name</text:span><text:span text:style-name="T4">}</text:span></text:p>
      <text:p text:style-name="P3">/&gt;</text:p>
      <text:p text:style-name="P3">&lt;/label&gt;</text:p>
      <text:p text:style-name="P1"><text:span text:style-name="T8">&lt;label</text:span> <text:span text:style-name="T9">className</text:span><text:span text:style-name="T7">=</text:span><text:span text:style-name="T2">'lable'</text:span><text:span text:style-name="T8">&gt;</text:span></text:p>
      <text:p text:style-name="P1">Email:</text:p>
      <text:p text:style-name="P3">&lt;input</text:p>
      <text:p text:style-name="P1"><text:span text:style-name="T9">type</text:span><text:span text:style-name="T7">=</text:span><text:span text:style-name="T2">"email"</text:span></text:p>
      <text:p text:style-name="P1"><text:span text:style-name="T9">onChange</text:span><text:span text:style-name="T7">=</text:span><text:span text:style-name="T4">{</text:span><text:span text:style-name="T5">handleEmailChange</text:span><text:span text:style-name="T4">}</text:span></text:p>
      <text:p text:style-name="P1"><text:span text:style-name="T9">value</text:span><text:span text:style-name="T7">=</text:span><text:span text:style-name="T4">{</text:span><text:span text:style-name="T6">email</text:span><text:span text:style-name="T4">}</text:span></text:p>
      <text:p text:style-name="P3">/&gt;</text:p>
      <text:p text:style-name="P3">&lt;/label&gt;</text:p>
      <text:p text:style-name="P1"><text:span text:style-name="T8">&lt;label</text:span> <text:span text:style-name="T9">className</text:span><text:span text:style-name="T7">=</text:span><text:span text:style-name="T2">'lable'</text:span><text:span text:style-name="T8">&gt;</text:span></text:p>
      <text:p text:style-name="P1">Phone:</text:p>
      <text:p text:style-name="P3">&lt;input</text:p>
      <text:p text:style-name="P1"><text:span text:style-name="T9">type</text:span><text:span text:style-name="T7">=</text:span><text:span text:style-name="T2">"number"</text:span></text:p>
      <text:p text:style-name="P1"><text:span text:style-name="T9">onChange</text:span><text:span text:style-name="T7">=</text:span><text:span text:style-name="T4">{</text:span><text:span text:style-name="T7">(</text:span><text:span text:style-name="T3">event</text:span><text:span text:style-name="T7">) </text:span><text:span text:style-name="T4">=&gt;</text:span><text:span text:style-name="T7"> {</text:span></text:p>
      <text:p text:style-name="P1"><text:span text:style-name="T5">setPhone</text:span><text:span text:style-name="T7">(</text:span><text:span text:style-name="T3">event</text:span><text:span text:style-name="T7">.</text:span><text:span text:style-name="T3">target</text:span><text:span text:style-name="T7">.</text:span><text:span text:style-name="T3">value</text:span><text:span text:style-name="T7">)</text:span></text:p>
      <text:p text:style-name="P1"><text:span text:style-name="T7">}</text:span><text:span text:style-name="T4">}</text:span></text:p>
      <text:p text:style-name="P1"><text:span text:style-name="T9">value</text:span><text:span text:style-name="T7">=</text:span><text:span text:style-name="T4">{</text:span><text:span text:style-name="T6">phone</text:span><text:span text:style-name="T4">}</text:span></text:p>
      <text:p text:style-name="P3">/&gt;</text:p>
      <text:p text:style-name="P3">&lt;/label&gt;</text:p>
      <text:p text:style-name="P1"><text:span text:style-name="T8">&lt;button</text:span> <text:span text:style-name="T9">onClick</text:span><text:span text:style-name="T7">=</text:span><text:span text:style-name="T4">{</text:span><text:span text:style-name="T5">createContact</text:span><text:span text:style-name="T4">}</text:span> <text:span text:style-name="T9">className</text:span><text:span text:style-name="T7">=</text:span><text:span text:style-name="T2">'btn'</text:span><text:span text:style-name="T8">&gt;</text:span>ADD CONTACT<text:span text:style-name="T8">&lt;/button&gt;</text:span></text:p>
      <text:p text:style-name="P3">&lt;/form&gt;</text:p>
      <text:p text:style-name="P3">&lt;/div&gt;</text:p>
      <text:p text:style-name="P1">)</text:p>
      <text:p text:style-name="P1">}</text:p>
      <text:p text:style-name="P4"><text:soft-page-break/></text:p>
      <text:p text:style-name="P1"><text:span text:style-name="T1">export</text:span> <text:span text:style-name="T1">default</text:span> <text:span text:style-name="T5">Form</text:span>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4T12:42:42.364213883</meta:creation-date>
    <dc:date>2024-04-04T12:44:35.904593818</dc:date>
    <meta:editing-duration>PT1M54S</meta:editing-duration>
    <meta:editing-cycles>1</meta:editing-cycles>
    <meta:document-statistic meta:table-count="0" meta:image-count="0" meta:object-count="0" meta:page-count="3" meta:paragraph-count="64" meta:word-count="128" meta:character-count="1159" meta:non-whitespace-character-count="1095"/>
    <meta:generator>LibreOffice/6.4.7.2$Linux_X86_64 LibreOffice_project/40$Build-2</meta:generator>
  </office:meta>
</office:document-meta>
</file>